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style:font-name="Liberation Sans"/>
    </style:style>
    <style:style style:name="P2" style:family="paragraph" style:parent-style-name="Preformatted_20_Text">
      <style:text-properties style:font-name="Liberation Sans" fo:font-size="8pt" officeooo:rsid="001cd4ac" officeooo:paragraph-rsid="001cd4ac" style:font-size-asian="8pt" style:font-size-complex="8pt"/>
    </style:style>
    <style:style style:name="P3" style:family="paragraph" style:parent-style-name="Preformatted_20_Text">
      <style:text-properties style:font-name="Liberation Sans" officeooo:rsid="001cd4ac" officeooo:paragraph-rsid="001cd4ac"/>
    </style:style>
    <style:style style:name="P4" style:family="paragraph" style:parent-style-name="Preformatted_20_Text">
      <style:text-properties style:font-name="Liberation Sans" fo:font-size="9pt" officeooo:rsid="001cd4ac" officeooo:paragraph-rsid="001cd4ac" style:font-size-asian="9pt" style:font-size-complex="9pt"/>
    </style:style>
    <style:style style:name="P5" style:family="paragraph" style:parent-style-name="Preformatted_20_Text">
      <style:text-properties style:font-name="Liberation Sans" fo:font-size="9pt" officeooo:rsid="001cd4ac" officeooo:paragraph-rsid="001ddd0c" style:font-size-asian="9pt" style:font-size-complex="9pt"/>
    </style:style>
    <style:style style:name="P6" style:family="paragraph" style:parent-style-name="Header">
      <style:text-properties style:font-name="Liberation Sans" officeooo:rsid="001cd4ac" officeooo:paragraph-rsid="001cd4ac"/>
    </style:style>
    <style:style style:name="T1" style:family="text">
      <style:text-properties officeooo:rsid="001ddd0c"/>
    </style:style>
    <style:style style:name="T2" style:family="text">
      <style:text-properties officeooo:rsid="001fbe5a"/>
    </style:style>
    <style:style style:name="T3" style:family="text">
      <style:text-properties officeooo:rsid="0021aca4"/>
    </style:style>
    <style:style style:name="T4" style:family="text">
      <style:text-properties officeooo:rsid="00230b0b"/>
    </style:style>
    <style:style style:name="T5" style:family="text">
      <style:text-properties officeooo:rsid="002362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Compilation :</text:h>
      <text:p text:style-name="P3"/>
      <text:p text:style-name="P4">Le projet est divisé en deux phase<text:span text:style-name="T5">s</text:span> :</text:p>
      <text:p text:style-name="P4"/>
      <text:p text:style-name="P4"><text:tab/>- Pour compiler la 1er phase (Reader) lancer la commande :</text:p>
      <text:p text:style-name="P4"><text:tab/><text:tab/></text:p>
      <text:p text:style-name="P4"><text:tab/><text:tab/>make reader</text:p>
      <text:p text:style-name="P4"/>
      <text:p text:style-name="P4"><text:tab/>- Pour compiler la 2nd phase (Fusion) lancer la commande :</text:p>
      <text:p text:style-name="P4"><text:tab/></text:p>
      <text:p text:style-name="P4"><text:tab/><text:tab/>make fusion</text:p>
      <text:p text:style-name="P4"/>
      <text:p text:style-name="P4"><text:tab/>- Pour compiler tout le projet lancer la commande :</text:p>
      <text:p text:style-name="P4"/>
      <text:p text:style-name="P4"><text:tab/><text:tab/>make (all)</text:p>
      <text:p text:style-name="P2"/>
      <text:h text:style-name="P1" text:outline-level="2">Clean :</text:h>
      <text:p text:style-name="P3"/>
      <text:p text:style-name="P4">Pour nettoyer le projet lancer la commande (supprime les ex<text:span text:style-name="T1">é</text:span>cutables reader et fusion) :</text:p>
      <text:p text:style-name="P4"><text:tab/><text:tab/></text:p>
      <text:p text:style-name="P4"><text:tab/><text:tab/>make clean</text:p>
      <text:p text:style-name="P2"/>
      <text:h text:style-name="P1" text:outline-level="2">Executable :</text:h>
      <text:p text:style-name="P3"/>
      <text:p text:style-name="P4">Après compilation vous obtenez un exécutable par phase :</text:p>
      <text:p text:style-name="P4"/>
      <text:p text:style-name="P4"><text:tab/>- Pour lancer la 1<text:span text:style-name="T2">ère</text:span> phase (Reader) lance<text:span text:style-name="T5">r</text:span> la commande :</text:p>
      <text:p text:style-name="P4"/>
      <text:p text:style-name="P4"><text:tab/><text:tab/>./reader [options] [fichier]</text:p>
      <text:p text:style-name="P5"><text:tab/></text:p>
      <text:p text:style-name="P5"><text:tab/>Avec :</text:p>
      <text:p text:style-name="P5"><text:tab/><text:tab/>- options : <text:tab/></text:p>
      <text:p text:style-name="P5"><text:tab/><text:tab/><text:tab/>* [-a|--all] <text:tab/><text:tab/><text:tab/><text:tab/>Affiche les options -h -S -s -r</text:p>
      <text:p text:style-name="P4"><text:tab/><text:tab/><text:tab/>* [-h|--file-header] <text:tab/><text:tab/><text:tab/>Affiche l'entête du fichier ELF</text:p>
      <text:p text:style-name="P4"><text:tab/><text:tab/><text:tab/>* [-S|--sections] <text:tab/><text:tab/><text:tab/><text:tab/>Affiche la table des sections</text:p>
      <text:p text:style-name="P4"><text:tab/><text:tab/><text:tab/>* [-n &lt;na&gt;|--section-name &lt;na&gt;]<text:tab/><text:tab/>Affiche le contenu de la section de nom &lt;na&gt;</text:p>
      <text:p text:style-name="P4"><text:tab/><text:tab/><text:tab/>* [-N &lt;nb&gt;|--section-number &lt;nb&gt;]<text:tab/><text:tab/>Affiche le contenu de la section d'index &lt;nb&gt;</text:p>
      <text:p text:style-name="P4"><text:tab/><text:tab/><text:tab/>* [-s|--symbols]<text:tab/><text:tab/><text:tab/><text:tab/>Affiche la table des symboles</text:p>
      <text:p text:style-name="P4"><text:tab/><text:tab/><text:tab/>* [-r|--relocs]<text:tab/><text:tab/><text:tab/><text:tab/>Affiche la table de réimplantation</text:p>
      <text:p text:style-name="P4"/>
      <text:p text:style-name="P4"><text:tab/><text:tab/>- fichier : fichier ELF à lire</text:p>
      <text:p text:style-name="P4"/>
      <text:p text:style-name="P4"><text:tab/>- Pour lancer la 2nd phase (Fusion) lance<text:span text:style-name="T5">r</text:span> la commande :</text:p>
      <text:p text:style-name="P4"/>
      <text:p text:style-name="P4"><text:tab/><text:tab/>./fusion [fichier1] [fichier2] [fichier3]</text:p>
      <text:p text:style-name="P5"><text:tab/></text:p>
      <text:p text:style-name="P5"><text:tab/>Avec :</text:p>
      <text:p text:style-name="P4"><text:tab/><text:tab/>- fichier1 : 1er fichier ELF à fusionner</text:p>
      <text:p text:style-name="P4"><text:tab/><text:tab/>- fichier2 : 2nd fichier ELF à fusionner</text:p>
      <text:p text:style-name="P4"><text:tab/><text:tab/>- fichier3 : fichier résultat de la f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Horizontal_20_Line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Sans" officeooo:rsid="001cd4ac" officeooo:paragraph-rsid="001cd4a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NDRE Valentin<text:tab/><text:tab/></text:p>
        <text:p text:style-name="MP1">DEFOSSE Benjamin</text:p>
        <text:p text:style-name="MP1">DUQUENNOY Antoine<text:tab/>MODE D’EMPLOI<text:tab/>2016/2017</text:p>
        <text:p text:style-name="MP1">NOVEL Mathias</text:p>
        <text:p text:style-name="MP1">MARCO Floria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1T10:56:31.879179071</dc:date>
    <meta:editing-duration>PT12M20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41" meta:word-count="226" meta:character-count="1350" meta:non-whitespace-character-count="1087"/>
  </office:meta>
</office:document-meta>
</file>